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ictor Mono" svg:font-family="'Victor Mono'" style:font-pitch="fixed"/>
  </office:font-face-decls>
  <office:automatic-styles>
    <style:style style:name="P1" style:family="paragraph" style:parent-style-name="Heading_20_3">
      <style:text-properties style:font-name="Victor Mono" fo:language="en" fo:country="US" fo:font-weight="bold" officeooo:rsid="00001a00" officeooo:paragraph-rsid="00001a00" style:font-weight-asian="bold" style:font-weight-complex="bold"/>
    </style:style>
    <style:style style:name="P2" style:family="paragraph" style:parent-style-name="Standard">
      <style:text-properties style:font-name="DejaVu Sans" fo:language="en" fo:country="US" officeooo:rsid="00001a00" officeooo:paragraph-rsid="00001a00"/>
    </style:style>
    <style:style style:name="P3" style:family="paragraph" style:parent-style-name="Text_20_body">
      <style:text-properties style:font-name="Victor Mono" fo:language="en" fo:country="US" fo:font-weight="bold" officeooo:rsid="00001a00" officeooo:paragraph-rsid="00001a00" style:font-weight-asian="bold" style:font-weight-complex="bold"/>
    </style:style>
    <style:style style:name="P4" style:family="paragraph" style:parent-style-name="Text_20_body">
      <style:text-properties style:font-name="Victor Mono" fo:language="en" fo:country="US" fo:font-weight="bold" officeooo:rsid="00001a00" officeooo:paragraph-rsid="000091b2" style:font-weight-asian="bold" style:font-weight-complex="bold"/>
    </style:style>
    <style:style style:name="P5" style:family="paragraph" style:parent-style-name="Text_20_body">
      <style:text-properties style:font-name="Victor Mono" fo:language="en" fo:country="US" fo:font-weight="bold" officeooo:rsid="000091b2" officeooo:paragraph-rsid="000091b2" style:font-weight-asian="bold" style:font-weight-complex="bold"/>
    </style:style>
    <style:style style:name="T1" style:family="text">
      <style:text-properties officeooo:rsid="000091b2"/>
    </style:style>
    <style:style style:name="T2" style:family="text">
      <style:text-properties officeooo:rsid="00016e11"/>
    </style:style>
    <style:style style:name="T3" style:family="text">
      <style:text-properties officeooo:rsid="00028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raining M1W1</text:h>
      <text:p text:style-name="P3">Adrian Andres Gutierrez Regino</text:p>
      <text:p text:style-name="P4">Objective</text:p>
      <text:p text:style-name="P4">Create a script and a presentation abou<text:span text:style-name="T1">t</text:span> yourself, including personal information, daily routines and hobbies.</text:p>
      <text:p text:style-name="P4"/>
      <text:p text:style-name="P4"/>
      <text:p text:style-name="P5">¡Hello everybody, nice to meet you! </text:p>
      <text:p text:style-name="P5">I’m Adrian Andres Gutierrez Regino. I’m 25 years old. I’m from Colombia, and I am currently living at Soledad, Atlantico, specifically at a neighborhood called “Centenario”. I live with my father and my grandma, also I have two siblings, I am the second one. Every day at home I get up about 8 or 9am at the morning, have breakfast, watch some movies in English with subs also in English because I’m trying to improve my listening skills. Around like 12 or 1pm I have lunch, I like to eat fried rice. Before 7pm, <text:span text:style-name="T2">I help my grandma to do chores when it needed. Past 7pm I have dinner, I usually make Sandwiches or Tortillas and finally I gotta bed at 10pm. My hobbies are solving Rubik’s cube, playing League of Legends and </text:span><text:span text:style-name="T3">love watching manufacture YouTube videos like making rings, and repairing old watches</text:span><text:span text:style-name="T2">. Also as I told you I’m trying to improve my English listening and speaking skills.</text:span></text:p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ictor Mono" svg:font-family="'Victor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6:11:54.026967675</meta:creation-date>
    <dc:date>2025-06-04T07:39:27.099017561</dc:date>
    <meta:editing-duration>PT12M45S</meta:editing-duration>
    <meta:editing-cycles>1</meta:editing-cycles>
    <meta:document-statistic meta:table-count="0" meta:image-count="0" meta:object-count="0" meta:page-count="1" meta:paragraph-count="6" meta:word-count="188" meta:character-count="1090" meta:non-whitespace-character-count="907"/>
    <meta:generator>LibreOffice/24.2.7.2$Linux_X86_64 LibreOffice_project/420$Build-2</meta:generator>
  </office:meta>
</office:document-meta>
</file>